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8a84a" officeooo:paragraph-rsid="0008a84a"/>
    </style:style>
    <style:style style:name="P2" style:family="paragraph" style:parent-style-name="Text_20_body">
      <style:text-properties fo:language="es" fo:country="ES" officeooo:paragraph-rsid="000d1b3a"/>
    </style:style>
    <style:style style:name="P3" style:family="paragraph" style:parent-style-name="Text_20_body">
      <style:text-properties fo:language="es" fo:country="ES" officeooo:paragraph-rsid="000c7216"/>
    </style:style>
    <style:style style:name="P4" style:family="paragraph" style:parent-style-name="Text_20_body">
      <style:text-properties fo:language="es" fo:country="ES" officeooo:rsid="00109b59" officeooo:paragraph-rsid="00109b59"/>
    </style:style>
    <style:style style:name="P5" style:family="paragraph" style:parent-style-name="Text_20_body">
      <style:paragraph-properties fo:text-align="end" style:justify-single-word="false"/>
      <style:text-properties fo:font-size="18pt" fo:language="es" fo:country="ES" officeooo:rsid="000a99e6" officeooo:paragraph-rsid="000a99e6" style:font-size-asian="18pt" style:font-size-complex="18pt"/>
    </style:style>
    <style:style style:name="P6" style:family="paragraph" style:parent-style-name="Text_20_body">
      <style:paragraph-properties fo:break-before="page"/>
      <style:text-properties fo:language="es" fo:country="ES" officeooo:rsid="0008a84a" officeooo:paragraph-rsid="0008a84a"/>
    </style:style>
    <style:style style:name="P7" style:family="paragraph" style:parent-style-name="Title">
      <style:text-properties fo:language="es" fo:country="ES" officeooo:rsid="0008a84a" officeooo:paragraph-rsid="0008a84a"/>
    </style:style>
    <style:style style:name="P8" style:family="paragraph" style:parent-style-name="Heading_20_1">
      <style:paragraph-properties fo:break-before="page"/>
      <style:text-properties officeooo:paragraph-rsid="000f3325"/>
    </style:style>
    <style:style style:name="P9" style:family="paragraph" style:parent-style-name="Heading_20_1">
      <style:text-properties fo:language="es" fo:country="ES" officeooo:paragraph-rsid="000d3620"/>
    </style:style>
    <style:style style:name="P10" style:family="paragraph" style:parent-style-name="Heading_20_1">
      <style:text-properties officeooo:paragraph-rsid="000f3325"/>
    </style:style>
    <style:style style:name="P11" style:family="paragraph" style:parent-style-name="Subtitle">
      <style:text-properties fo:language="es" fo:country="ES" officeooo:rsid="0008a84a" officeooo:paragraph-rsid="0008a84a"/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Anexo" style:list-style-name="L2" style:master-page-name="">
      <style:paragraph-properties fo:margin-left="0.1866in" fo:margin-right="0in" fo:margin-top="0.1665in" fo:margin-bottom="0.0835in" loext:contextual-spacing="false" fo:text-indent="-0.1866in" style:auto-text-indent="false" style:page-number="auto" fo:keep-with-next="always">
        <style:tab-stops>
          <style:tab-stop style:position="0.0661in"/>
        </style:tab-stops>
      </style:paragraph-properties>
      <style:text-properties fo:language="es" fo:country="ES" officeooo:paragraph-rsid="000d3620"/>
    </style:style>
    <style:style style:name="T1" style:family="text">
      <style:text-properties officeooo:rsid="0008a84a"/>
    </style:style>
    <style:style style:name="T2" style:family="text">
      <style:text-properties fo:language="es" fo:country="ES" officeooo:rsid="0008a84a"/>
    </style:style>
    <style:style style:name="T3" style:family="text">
      <style:text-properties fo:language="es" fo:country="ES" officeooo:rsid="000f3325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officeooo:rsid="000c7216"/>
    </style:style>
    <style:style style:name="T6" style:family="text">
      <style:text-properties officeooo:rsid="000d3620"/>
    </style:style>
    <style:style style:name="T7" style:family="text">
      <style:text-properties officeooo:rsid="00114a5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6in" fo:text-indent="-0.25in" fo:margin-left="0.62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6in" fo:text-indent="-0.25in" fo:margin-left="0.87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6in" fo:text-indent="-0.25in" fo:margin-left="1.12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6in" fo:text-indent="-0.25in" fo:margin-left="1.37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6in" fo:text-indent="-0.25in" fo:margin-left="1.62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6in" fo:text-indent="-0.25in" fo:margin-left="1.87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6in" fo:text-indent="-0.25in" fo:margin-left="2.12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6in" fo:text-indent="-0.25in" fo:margin-left="2.37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6in" fo:text-indent="-0.25in" fo:margin-left="2.62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6in" fo:text-indent="-0.25in" fo:margin-left="2.8756in"/>
        </style:list-level-properties>
      </text:list-level-style-bullet>
    </text:list-style>
    <text:list-style style:name="L2">
      <text:list-level-style-number text:level="1" text:style-name="Numbering_20_Symbols" style:num-prefix="Anexo 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oria de Sistemas Inteligentes</text:p>
      <text:p text:style-name="P11">Obtención de los valores PID de un sistema de control por medio de <text:span text:style-name="T4">algoritmos genétic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Realizado por:<text:tab/><text:tab/><text:tab/></text:p>
      <text:p text:style-name="P5">Miguel Jiménez Arribas<text:tab/> <text:s text:c="5"/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12"><text:a xlink:type="simple" xlink:href="#__RefHeading__209_791172448" text:style-name="Index_20_Link" text:visited-style-name="Index_20_Link"><text:s/>1. Explicación detallada del código.<text:tab/>3</text:a></text:p>
          <text:p text:style-name="P12"><text:a xlink:type="simple" xlink:href="#__RefHeading__332_791172448" text:style-name="Index_20_Link" text:visited-style-name="Index_20_Link"><text:s/>2. Consideraciones a tener en cuenta.<text:tab/>3</text:a></text:p>
          <text:p text:style-name="P12"><text:a xlink:type="simple" xlink:href="#__RefHeading__328_791172448" text:style-name="Index_20_Link" text:visited-style-name="Index_20_Link"><text:s/>3. Resultados obtenidos.<text:tab/>3</text:a></text:p>
          <text:p text:style-name="P12"><text:a xlink:type="simple" xlink:href="#__RefHeading__330_791172448" text:style-name="Index_20_Link" text:visited-style-name="Index_20_Link"><text:s/>4. Conclusiones y mejoras.<text:tab/>3</text:a></text:p>
          <text:p text:style-name="P12"><text:a xlink:type="simple" xlink:href="#__RefHeading__326_791172448" text:style-name="Index_20_Link" text:visited-style-name="Index_20_Link">Anexo 1: Entrega.<text:tab/>3</text:a></text:p>
        </text:index-body>
      </text:table-of-content>
      <text:p text:style-name="P1"/>
      <text:h text:style-name="P8" text:outline-level="1"><text:bookmark-start text:name="__RefHeading__209_791172448"/><text:span text:style-name="T2"><text:s/>Explicación detallada del código.</text:span><text:bookmark-end text:name="__RefHeading__209_791172448"/></text:h>
      <text:h text:style-name="P10" text:outline-level="1"><text:bookmark-start text:name="__RefHeading__332_791172448"/><text:span text:style-name="T2"><text:s/></text:span><text:span text:style-name="T3">Consideraciones a tener en cuenta</text:span><text:span text:style-name="T2">.</text:span><text:bookmark-end text:name="__RefHeading__332_791172448"/></text:h>
      <text:h text:style-name="P9" text:outline-level="1"><text:bookmark-start text:name="__RefHeading__328_791172448"/><text:span text:style-name="T1"><text:s/>Resultados obtenidos.</text:span><text:bookmark-end text:name="__RefHeading__328_791172448"/></text:h>
      <text:h text:style-name="P9" text:outline-level="1"><text:bookmark-start text:name="__RefHeading__330_791172448"/><text:span text:style-name="T1"><text:s/>Conclusiones y mejoras.</text:span><text:bookmark-end text:name="__RefHeading__330_791172448"/></text:h>
      <text:p text:style-name="P2"/>
      <text:p text:style-name="P2"/>
      <text:list xml:id="list599582926572789916" text:style-name="L2">
        <text:list-item>
          <text:h text:style-name="P13" text:outline-level="1"><text:bookmark-start text:name="__RefHeading__326_791172448"/><text:span text:style-name="T6"><text:s/>Entrega.</text:span><text:bookmark-end text:name="__RefHeading__326_791172448"/></text:h>
        </text:list-item>
      </text:list>
      <text:p text:style-name="P3"><text:span text:style-name="T5">Junto con esta memoria se entrega un zip...</text:span></text:p>
      <text:p text:style-name="P4">Además el proyecto también se encuentra en Github, pudiendo clonarlo o descargar en zip desde: <text:a xlink:type="simple" xlink:href="https://github.com/migueljiarr/quadcopterController" text:style-name="Internet_20_link" text:visited-style-name="Visited_20_Internet_20_Link">https://github.com/migueljiarr/quadcopterController</text:a>, <text:span text:style-name="T7">encontrándose la memoria en la carpeta “/Course/Memoria.pdf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nexo" style:family="paragraph" style:parent-style-name="Heading_20_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9:59:30.364132285</meta:creation-date>
    <dc:date>2017-01-17T10:49:24.750933295</dc:date>
    <meta:editing-duration>PT48M55S</meta:editing-duration>
    <meta:editing-cycles>8</meta:editing-cycles>
    <meta:generator>LibreOffice/4.3.3.2$Linux_x86 LibreOffice_project/430m0$Build-2</meta:generator>
    <meta:document-statistic meta:table-count="0" meta:image-count="0" meta:object-count="0" meta:page-count="3" meta:paragraph-count="17" meta:word-count="103" meta:character-count="721" meta:non-whitespace-character-count="617"/>
  </office:meta>
</office:document-meta>
</file>